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e7bd1" officeooo:paragraph-rsid="000e7bd1"/>
    </style:style>
    <style:style style:name="P2" style:family="paragraph" style:parent-style-name="Text_20_body" style:list-style-name="L1">
      <style:text-properties officeooo:rsid="000e7bd1" officeooo:paragraph-rsid="000e7b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PC1769 UART transmission connections:</text:p>
      <text:list xml:id="list1913528408" text:style-name="L1">
        <text:list-item>
          <text:p text:style-name="P2">USB-TTL cable BLACK goes to LPC1769 GROUND</text:p>
        </text:list-item>
        <text:list-item>
          <text:p text:style-name="P2">USB-TTL cable BROWN goes to LPC1769 3.3V (may not be necessary, but try it)</text:p>
        </text:list-item>
        <text:list-item>
          <text:p text:style-name="P2">USB-TTL cable RED is 5V from USB and so MUST NOT BE CONNECTED (leave floating)</text:p>
        </text:list-item>
        <text:list-item>
          <text:p text:style-name="P2">USB-TTL cable RED is 5V from USB and so MUST NOT BE CONNECTED (leave floating)</text:p>
        </text:list-item>
        <text:list-item>
          <text:p text:style-name="P2">USB-TTL cable ORANGE goes to LPC1769 J2-10</text:p>
        </text:list-item>
        <text:list-item>
          <text:p text:style-name="P2">USB-TTL cable YELLOW goes to LPC1769 J2-9</text:p>
        </text:list-item>
        <text:list-item>
          <text:p text:style-name="P2">USB-TTL cable GREEN is NOT CONNECTED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7:33:21.618493280</meta:creation-date>
    <dc:date>2019-12-17T17:39:51.967946036</dc:date>
    <meta:editing-duration>PT6M35S</meta:editing-duration>
    <meta:editing-cycles>1</meta:editing-cycles>
    <meta:document-statistic meta:table-count="0" meta:image-count="0" meta:object-count="0" meta:page-count="1" meta:paragraph-count="8" meta:word-count="82" meta:character-count="437" meta:non-whitespace-character-count="370"/>
    <meta:generator>LibreOffice/6.0.7.3$Linux_X86_64 LibreOffice_project/00m0$Build-3</meta:generator>
  </office:meta>
</office:document-meta>
</file>